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style:font-name="Arial" fo:font-size="10pt" style:font-size-asian="10pt" style:font-size-complex="10pt"/>
    </style:style>
    <style:style style:name="P10" style:family="paragraph" style:parent-style-name="Text_20_body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 style:list-style-name="L1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fo:font-size="10pt" style:font-size-asian="10pt" style:font-size-complex="10pt"/>
    </style:style>
    <style:style style:name="P14" style:family="paragraph" style:parent-style-name="Heading_20_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5" style:family="paragraph" style:parent-style-name="Heading_20_1">
      <style:paragraph-properties fo:text-align="center" style:justify-single-word="false" fo:break-before="page"/>
      <style:text-properties style:font-name="Arial" fo:font-size="10pt" style:font-size-asian="10pt" style:font-size-complex="10pt"/>
    </style:style>
    <style:style style:name="P16" style:family="paragraph" style:parent-style-name="Heading_20_3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MV7A.EXE</text:p>
      <text:p text:style-name="P3">SOFTWARE TEST PROCEDURES</text:p>
      <text:p text:style-name="P3">VOL 3-1-1</text:p>
      <text:p text:style-name="P3">TITLE BAR</text:p>
      <text:p text:style-name="P3"/>
      <text:p text:style-name="P4"><text:user-defined style:data-style-name="N0" text:name="Version">Ver 1.0.0</text:user-defined></text:p>
      <text:p text:style-name="P4"><text:modification-date style:data-style-name="N75">21 Aug 2013</text:modification-date></text:p>
      <text:p text:style-name="P2"/>
      <text:h text:style-name="P15" text:outline-level="1"/>
      <text:h text:style-name="P14" text:outline-level="1"/>
      <text:h text:style-name="P14" text:outline-level="1"/>
      <text:h text:style-name="P14" text:outline-level="1"/>
      <text:h text:style-name="P14" text:outline-level="1">This Page Intentionally Left Blank<text:line-break/></text:h>
      <text:p text:style-name="P5"/>
      <text:p text:style-name="P5"/>
      <text:h text:style-name="P16" text:outline-level="3"><text:s/><text:tab/>NO AVAILABLE COM PORT</text:h>
      <text:list xml:id="list2088818312406297079" text:style-name="L1">
        <text:list-item>
          <text:p text:style-name="P9">Disconnect the USB-Serial cable from <text:span text:style-name="T1">COM2</text:span>.</text:p>
        </text:list-item>
        <text:list-item>
          <text:p text:style-name="P9">Delete the Registry entry <text:span text:style-name="T1">TMV7300</text:span>.</text:p>
        </text:list-item>
        <text:list-item>
          <text:p text:style-name="P9">Launch the application.</text:p>
        </text:list-item>
        <text:list-item>
          <text:p text:style-name="P9">Ensure the error message <text:span text:style-name="T1">cstr_Init_EMsg_NoCOMPort</text:span> is displayed.<text:tab/><text:tab/><text:span text:style-name="T2"><text:tab/><text:tab/>_____</text:span></text:p>
        </text:list-item>
        <text:list-item>
          <text:p text:style-name="P9"><text:span text:style-name="T2">Select the </text:span><text:span text:style-name="T1">Ok</text:span><text:span text:style-name="T2"> button.</text:span></text:p>
        </text:list-item>
        <text:list-item>
          <text:p text:style-name="P10">Ensure the error message is dismissed.<text:tab/><text:tab/><text:tab/><text:tab/><text:tab/><text:tab/><text:tab/><text:tab/>_____</text:p>
        </text:list-item>
        <text:list-item>
          <text:p text:style-name="P10">Ensure the application closes.<text:tab/><text:tab/><text:tab/><text:tab/><text:tab/><text:tab/><text:tab/><text:tab/><text:tab/>_____</text:p>
        </text:list-item>
        <text:list-item>
          <text:p text:style-name="P8"><text:span text:style-name="T3">Ensure the registry entry </text:span><text:span text:style-name="T4">TMV7300</text:span><text:span text:style-name="T3"> does not exist.<text:tab/><text:tab/><text:tab/><text:tab/><text:tab/><text:tab/>_____<text:line-break/><text:line-break/></text:span><text:span text:style-name="T5">COM2 AVAILABLE – NOT CONFIGURED</text:span><text:span text:style-name="T3"><text:line-break/></text:span></text:p>
        </text:list-item>
        <text:list-item>
          <text:p text:style-name="P10">Ensure the USB-Serial cable is connected to <text:span text:style-name="T1">COM2</text:span>.<text:tab/><text:tab/><text:tab/><text:tab/><text:tab/><text:tab/>_____</text:p>
        </text:list-item>
        <text:list-item>
          <text:p text:style-name="P10">Launch the application.</text:p>
        </text:list-item>
        <text:list-item>
          <text:p text:style-name="P13"><text:span text:style-name="T6">Ensure the error message </text:span><text:span text:style-name="T7">cstr_Init_IMsg_ConfigureCOMPort</text:span><text:span text:style-name="T6"> is displayed.<text:tab/><text:tab/><text:tab/>_____</text:span></text:p>
        </text:list-item>
        <text:list-item>
          <text:p text:style-name="P13"><text:span text:style-name="T6">Select the </text:span><text:span text:style-name="T7">Ok</text:span><text:span text:style-name="T6"> button.</text:span></text:p>
        </text:list-item>
        <text:list-item>
          <text:p text:style-name="P13"><text:span text:style-name="T6">Ensure the </text:span><text:span text:style-name="T7">Configure COM Ports</text:span><text:span text:style-name="T6"> form is displayed.<text:tab/><text:tab/><text:tab/><text:tab/><text:tab/><text:tab/>_____</text:span></text:p>
        </text:list-item>
        <text:list-item>
          <text:p text:style-name="P13"><text:span text:style-name="T6">Select the </text:span><text:span text:style-name="T7">COM2</text:span><text:span text:style-name="T6"> COM port.</text:span></text:p>
        </text:list-item>
        <text:list-item>
          <text:p text:style-name="P13"><text:span text:style-name="T6">Select the </text:span><text:span text:style-name="T7">Ok</text:span><text:span text:style-name="T6"> button.</text:span></text:p>
        </text:list-item>
        <text:list-item>
          <text:p text:style-name="P13"><text:span text:style-name="T6">Ensure the </text:span><text:span text:style-name="T7">Configure COM Ports</text:span><text:span text:style-name="T6"> form is dismissed.<text:tab/><text:tab/><text:tab/><text:tab/><text:tab/><text:tab/>_____</text:span></text:p>
        </text:list-item>
        <text:list-item>
          <text:p text:style-name="P10">Ensure the application opens.</text:p>
        </text:list-item>
        <text:list-item>
          <text:p text:style-name="P10">Close the application.</text:p>
        </text:list-item>
        <text:list-item>
          <text:p text:style-name="P13"><text:span text:style-name="T6">Ensure the Registry entry </text:span><text:span text:style-name="T7">TMV7300 – SERIAL PORT – COM Port COM2</text:span><text:span text:style-name="T6"> exists.<text:tab/><text:tab/>_____</text:span></text:p>
          <text:p text:style-name="P11"><text:line-break/>COM2 AVAILABLE – CONFIGURED<text:line-break/></text:p>
        </text:list-item>
        <text:list-item>
          <text:p text:style-name="P10">Launch the application.</text:p>
        </text:list-item>
        <text:list-item>
          <text:p text:style-name="P10">Ensure the application opens.<text:tab/><text:tab/><text:tab/><text:tab/><text:tab/><text:tab/><text:tab/><text:tab/><text:tab/>_____</text:p>
        </text:list-item>
        <text:list-item>
          <text:p text:style-name="P13"><text:span text:style-name="T6">Ensure </text:span><text:span text:style-name="T7">COM2</text:span><text:span text:style-name="T6"> is the configured COM port.<text:tab/><text:tab/><text:tab/><text:tab/><text:tab/><text:tab/><text:tab/>_____</text:span></text:p>
        </text:list-item>
        <text:list-item>
          <text:p text:style-name="P13"><text:span text:style-name="T6">Close the application.<text:line-break/></text:span><text:span text:style-name="T6"><text:line-break/></text:span><text:span text:style-name="T5">END OF TEST</text:span></text:p>
          <text:p text:style-name="P12"/>
          <text:p text:style-name="P10"><text:line-break/>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TMV7A Software Test Procedures Vol 3-1-1 Title Bar</text:title> <text:user-defined style:data-style-name="N0" text:name="Version">Ver 1.0.0</text:user-defined> <text:s text:c="9"/>Page <text:page-number text:select-page="current">2</text:page-number> of <text:page-count>3</text:page-count> <text:s text:c="48"/>Modified <text:date style:data-style-name="N75" text:date-value="2013-08-21T19:34:53.97">21 Aug 2013</text: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TMV7A Software Test Procedures Vol 3-1-1 Title Bar</text:title> <text:user-defined style:data-style-name="N0" text:name="Version">Ver 1.0.0</text:user-defined> <text:s text:c="4"/>Page <text:page-number text:select-page="current">3</text:page-number> of <text:page-count>3</text:page-count> <text:s text:c="50"/>Modified <text:modification-date style:data-style-name="N75">21 Aug 2013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>TMV7A Software Test Procedures Vol 3-1-1 Title Bar</dc:title>
    <meta:initial-creator>Hew Lines</meta:initial-creator>
    <meta:creation-date>2008-12-11T08:27:04</meta:creation-date>
    <dc:creator>Hew Lines</dc:creator>
    <dc:date>2013-08-21T19:34:53.82</dc:date>
    <meta:printed-by>Alix Day</meta:printed-by>
    <meta:print-date>2012-03-08T08:58:35.10</meta:print-date>
    <meta:editing-cycles>47</meta:editing-cycles>
    <meta:editing-duration>PT3H8M40S</meta:editing-duration>
    <meta:document-statistic meta:table-count="0" meta:image-count="0" meta:object-count="0" meta:page-count="3" meta:paragraph-count="35" meta:word-count="231" meta:character-count="1532"/>
    <meta:user-defined meta:name="Info 1"/>
    <meta:user-defined meta:name="Info 3"/>
    <meta:user-defined meta:name="Info 4"/>
    <meta:user-defined meta:name="Version">Ver 1.0.0</meta:user-defined>
  </office:meta>
</office:document-meta>
</file>